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5516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3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office:value-type="float" office:value="398" calcext:value-type="float">
            <text:p>398</text:p>
          </table:table-cell>
          <table:table-cell table:style-name="ce8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8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8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768437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8" office:value-type="string" calcext:value-type="string">
            <text:p>77, 128, 122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8008741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3" office:value-type="string" calcext:value-type="string">
            <text:p>68, 122, 1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8285685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96, 164, 158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uni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" office:value-type="boolean" office:boolean-value="false" calcext:value-type="boolean">
            <text:p>0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93, 136, 130</text:p>
          </table:table-cell>
          <table:table-cell table:style-name="ce1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5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34, 99, 95</text:p>
          </table:table-cell>
          <table:table-cell table:style-name="ce1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6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36, 123, 1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800904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8, 119, 115</text:p>
          </table:table-cell>
          <table:table-cell table:style-name="ce1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0.6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, 101, 96</text:p>
          </table:table-cell>
          <table:table-cell table:style-name="Default" office:value-type="string" calcext:value-type="string">
            <text:p>learning rate doesnt decay fast enough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Rhea:144103862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0.6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50k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48, 86, 83</text:p>
          </table:table-cell>
          <table:table-cell table:style-name="ce2" office:value-type="string" calcext:value-type="string">
            <text:p>paper reproduced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2" office:value-type="string" calcext:value-type="string">
            <text:p>BRNN</text:p>
          </table:table-cell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2" office:value-type="string" calcext:value-type="string">
            <text:p>BLSTM</text:p>
          </table:table-cell>
          <table:table-cell table:number-columns-repeated="2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x Sequencer:training bug</text:p>
          </table:table-cell>
          <table:table-cell table:number-columns-repeated="23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th examples/recurrentlanguagemodel.lua --dataset PennTreeBank --progress --trainEpochSize -1 --validEpochSize -1 --maxTries 50 --maxOutNorm -1 --cuda --useDevice 2 --lstm --rho 35 --hiddenSize '{1500,1500}' --batchSize 20 --learningRate 1 --uniform 0.04 --cutoffNorm 10 --maxEpoch 100 --dropout --dropoutProb 0.65 --schedule '{[15]=0.87,[16]=0.76,[17]=0.66,[18]=0.54,[19]=0.43,[20]=0.32,[21]=0.21,[22]=0.10}' --adaptiveDecay --maxWait 3 --decayFactor 0.6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h examples/recurrentlanguagemodel.lua --dataset PennTreeBank --progress --trainEpochSize -1 --validEpochSize -1 --maxTries 50 --maxOutNorm -1 --cuda --useDevice 3 --lstm --rho 21 --hiddenSize '{200,200}' --batchSize 20 --learningRate 1 --uniform 0.1 --cutoffNorm 5 --maxEpoch 13 --schedule '{[5]=0.5,[6]=0.25,[7]=0.125,[8]=0.0625,[9]=0.03125,[10]=0.015625,[11]=0.0078125,[12]=0.00390625}' --lrDecay 'schedule' --evalSize 1000</text:p>
          </table:table-cell>
          <table:table-cell table:number-columns-repeated="23"/>
        </table:table-row>
        <table:table-row table:style-name="ro1" table:number-rows-repeated="17">
          <table:table-cell table:number-columns-repeated="25"/>
        </table:table-row>
        <table:table-row table:style-name="ro1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3"/>
        </table:table-row>
        <table:table-row table:style-name="ro1" table:number-rows-repeated="104845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illionWords" table:style-name="ta1">
        <table:table-column table:style-name="co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0" table:number-columns-repeated="4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number-columns-repeated="2" table:default-cell-style-name="ce4"/>
        <table:table-column table:style-name="co24" table:default-cell-style-name="ce4"/>
        <table:table-column table:style-name="co25" table:default-cell-style-name="ce4"/>
        <table:table-row table:style-name="ro1" table:number-rows-repeated="4">
          <table:table-cell table:number-columns-repeated="20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sat. Ep</text:p>
          </table:table-cell>
          <table:table-cell table:style-name="ce3" office:value-type="string" calcext:value-type="string">
            <text:p>min LR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1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1">
          <table:table-cell/>
          <table:table-cell office:value-type="string" calcext:value-type="string">
            <text:p>Rhea:1437768232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0.5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3, 344, 366</text:p>
          </table:table-cell>
          <table:table-cell office:value-type="string" calcext:value-type="string">
            <text:p>epoch size was too small</text:p>
          </table:table-cell>
        </table:table-row>
        <table:table-row table:style-name="ro1">
          <table:table-cell/>
          <table:table-cell office:value-type="string" calcext:value-type="string">
            <text:p>Ubuntu-element-titanX-01:1438706377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E-00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2, 242, 251</text:p>
          </table:table-cell>
          <table:table-cell office:value-type="string" calcext:value-type="string">
            <text:p>PK</text:p>
          </table:table-cell>
        </table:table-row>
        <table:table-row table:style-name="ro1" table:number-rows-repeated="9">
          <table:table-cell table:number-columns-repeated="20"/>
        </table:table-row>
        <table:table-row table:style-name="ro1">
          <table:table-cell/>
          <table:table-cell office:value-type="string" calcext:value-type="string">
            <text:p>/home/nicholas14/save/rhea:1438007759: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th examples/recurrentlanguagemodel.lua --cuda --useDevice 1 --hiddenSize '{400}' --softmaxtree --trainEpochSize 40000000 --validEpochSize 24000 --progress --learningRate 0.05 --schedule '{[30]=0.01}'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 examples/recurrentlanguagemodel.lua --cuda --useDevice 1 --hiddenSize '{800}' --softmaxtree --trainEpochSize 40000000 --validEpochSize 24000 --progress --learningRate 0.05 --saturateEpoch 400</text:p>
          </table:table-cell>
          <table:table-cell table:number-columns-repeated="18"/>
        </table:table-row>
        <table:table-row table:style-name="ro1" table:number-rows-repeated="39">
          <table:table-cell table:number-columns-repeated="20"/>
        </table:table-row>
        <table:table-row table:style-name="ro1">
          <table:table-cell office:value-type="string" calcext:value-type="string">
            <text:p>version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lid is just like test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member(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ookuptable cunn fix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x Dictionary and SequencerCriterion + ModuleCriterion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x LSTM missing Tanh bug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STM scale/rho -&gt; scale, No cell(t-1) in gates, LookupTable instead of Dictionary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astLSTM + new LSTM bug fixes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ampler/RandomSampler -&gt; TextSampler</text:p>
          </table:table-cell>
          <table:table-cell table:number-columns-repeated="18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5:31:19.87608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9-01T17:20:31.879862850</dc:date>
    <meta:editing-duration>P63DT17H10M47S</meta:editing-duration>
    <meta:editing-cycles>55</meta:editing-cycles>
    <meta:document-statistic meta:table-count="3" meta:cell-count="751" meta:object-count="0"/>
  </office:meta>
</office:document-meta>
</file>